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ext-properties style:font-name="Carlito" fo:font-size="12pt" officeooo:rsid="00156915" officeooo:paragraph-rsid="00156915" style:font-size-asian="12pt" style:font-size-complex="12pt"/>
    </style:style>
    <style:style style:name="P2" style:family="paragraph" style:parent-style-name="Standard">
      <style:paragraph-properties fo:line-height="150%" fo:text-align="justify" style:justify-single-word="false"/>
      <style:text-properties style:font-name="Carlito" fo:font-size="12pt" officeooo:rsid="0015253c" officeooo:paragraph-rsid="00156915" style:font-size-asian="12pt" style:font-size-complex="12pt"/>
    </style:style>
    <style:style style:name="P3" style:family="paragraph" style:parent-style-name="Standard">
      <style:paragraph-properties fo:line-height="150%" fo:text-align="justify" style:justify-single-word="false"/>
      <style:text-properties style:font-name="Carlito" fo:font-size="12pt" officeooo:rsid="0015253c" officeooo:paragraph-rsid="0015253c" style:font-size-asian="12pt" style:font-size-complex="12pt"/>
    </style:style>
    <style:style style:name="P4" style:family="paragraph" style:parent-style-name="Standard" style:list-style-name="L1">
      <style:paragraph-properties fo:line-height="150%" fo:text-align="justify" style:justify-single-word="false"/>
      <style:text-properties officeooo:paragraph-rsid="0015253c"/>
    </style:style>
    <style:style style:name="P5" style:family="paragraph" style:parent-style-name="Standard">
      <style:paragraph-properties fo:line-height="150%" fo:text-align="justify" style:justify-single-word="false"/>
      <style:text-properties style:font-name="Carlito" fo:font-size="12pt" fo:font-weight="bold" officeooo:rsid="00156915" officeooo:paragraph-rsid="00156915" style:font-size-asian="12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Carlito" fo:font-size="12pt" officeooo:rsid="00156915" officeooo:paragraph-rsid="00175bfe" style:font-size-asian="12pt" style:font-size-complex="12pt"/>
    </style:style>
    <style:style style:name="P7" style:family="paragraph" style:parent-style-name="Standard" style:list-style-name="L2">
      <style:paragraph-properties fo:line-height="150%" fo:text-align="justify" style:justify-single-word="false"/>
      <style:text-properties style:font-name="Carlito" fo:font-size="12pt" officeooo:rsid="00156915" officeooo:paragraph-rsid="00156915" style:font-size-asian="12pt" style:font-size-complex="12pt"/>
    </style:style>
    <style:style style:name="T1" style:family="text">
      <style:text-properties style:font-name="Carlito" fo:font-size="12pt" officeooo:rsid="0015253c" style:font-size-asian="12pt" style:font-size-complex="12pt"/>
    </style:style>
    <style:style style:name="T2" style:family="text">
      <style:text-properties style:font-name="Carlito" fo:font-size="12pt" officeooo:rsid="00156915" style:font-size-asian="12pt" style:font-size-complex="12pt"/>
    </style:style>
    <style:style style:name="T3" style:family="text">
      <style:text-properties fo:font-weight="bold" style:font-weight-asian="bold" style:font-weight-complex="bold"/>
    </style:style>
    <style:style style:name="T4" style:family="text">
      <style:text-properties officeooo:rsid="00175bf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troducao</text:p>
      <text:p text:style-name="P2"><text:tab/></text:p>
      <text:p text:style-name="P2"><text:tab/>A plataforma Lattes é amplamente utilizada no meio acadêmico brasileiro para registro e consulta de informações curriculares de pesquisadores, docentes e estudantes. Apesar de sua relevância, a extração e organização dos dados contidos nos currículos Lattes para fins de análise e geração de relatórios é um processo manual, demorado e suscetível a erros. Essa dificuldade impacta diretamente atividades como avaliação de produtividade científica, elaboração de relatórios institucionais e acompanhamento de projetos.</text:p>
      <text:p text:style-name="P3">Justificativa do desenvolvimento</text:p>
      <text:p text:style-name="P3"><text:tab/>Diante dessa problemática, surgiu a necessidade de uma ferramenta capaz de automatizar a coleta, organização e sumarização das informações presentes nos currículos Lattes. A automação desse processo não apenas reduz o tempo gasto, mas também aumenta a precisão dos dados e a eficiência na geração de relatórios, contribuindo para uma gestão acadêmica mais ágil e confiável.</text:p>
      <text:p text:style-name="P3">Objetivo do software</text:p>
      <text:p text:style-name="P3"><text:tab/>O programa ParryLattes foi desenvolvido com o objetivo de oferecer uma solução prática e eficiente para a extração e consolidação de dados provenientes da plataforma Lattes, permitindo a geração de relatórios personalizados de forma rápida e segura.</text:p>
      <text:p text:style-name="P3">Escopo do projeto</text:p>
      <text:p text:style-name="P2"><text:tab/>O projeto abrangeu o desenvolvimento de um software capaz de:</text:p>
      <text:list text:style-name="L1">
        <text:list-item>
          <text:p text:style-name="P4"><text:span text:style-name="T1">Ler e processar arquivos </text:span><text:span text:style-name="T2">PDF </text:span><text:span text:style-name="T1">exportados da plataforma Lattes;</text:span></text:p>
        </text:list-item>
        <text:list-item>
          <text:p text:style-name="P4"><text:span text:style-name="T1">Gerar relatórios sumarizados e customizáveis, adequados às necessidades de instituições e grupos de pesquisa.</text:span></text:p>
        </text:list-item>
      </text:list>
      <text:p text:style-name="P3"><text:tab/>O ParryLattes foi concebido para ser uma ferramenta acessível, com interface intuitiva e funcionalidades que atendem tanto a usuários individuais quanto a equipes que necessitam consolidar dados de múltiplos currículos.</text:p>
      <text:p text:style-name="P3"/>
      <text:p text:style-name="P1">2 Metodologias </text:p>
      <text:p text:style-name="P1"><text:tab/>Para o desenvolvimento do ParryLattes, foi utilizada a metodologia Cascata, caracterizada pela execução sequencial das etapas do projeto. Essa abordagem permitiu uma definição clara dos requisitos antes do início da implementação, garantindo maior controle sobre cada fase do desenvolvimento e reduzindo riscos de retrabalho.</text:p>
      <text:p text:style-name="P1">Ferramentas e tecnologias utilizadas</text:p>
      <text:p text:style-name="P1"><text:soft-page-break/>O backend do sistema foi implementado utilizando a linguagem Go (Golang), escolhida por sua eficiência e robustez na criação de APIs escaláveis. A aplicação expõe uma API REST, responsável por intermediar a comunicação entre o sistema e o banco de dados MySQL, que armazena as informações extraídas dos currículos Lattes.</text:p>
      <text:p text:style-name="P1"><text:tab/>Para garantir portabilidade e facilidade de implantação, tanto a API quanto o banco de dados foram containerizados utilizando Docker, permitindo que o ambiente seja replicado de forma consistente. Além disso, foi integrado o Swagger para documentação da API, oferecendo uma interface interativa para consulta dos endpoints e facilitando a integração com outras aplicações.</text:p>
      <text:p text:style-name="P5">Papéis da equipe e divisão de responsabilidades:</text:p>
      <text:p text:style-name="P6"><text:span text:style-name="T3">Adolfo Fernando Araujo:</text:span> responsável pel<text:span text:style-name="T4">a estruturação e implementação do frontend, desenvolvimento do scrapper de PDFs e HTML, e integração com o backend.</text:span></text:p>
      <text:p text:style-name="P1"><text:span text:style-name="T3">João Emanuel Oliveira Franco:</text:span> <text:span text:style-name="T4">R</text:span>esponsável pela arquitetura do backend, definição e implementação da estrutura da API, gerenciamento do banco de dados, criação das tabelas, otimização das consultas e integração com a API .</text:p>
      <text:p text:style-name="P1"><text:span text:style-name="T3">Lucas de Oliveira Alves:</text:span> atuou na implementação das rotas da API, <text:span text:style-name="T4">autenticação de usuários</text:span> configuração do Docker e integração do Swagger.</text:p>
      <text:p text:style-name="P1"/>
      <text:p text:style-name="P1"/>
      <text:p text:style-name="P1">(Espaço reservado para detalhar o desenvolvimento do frontend, incluindo tecnologias utilizadas, arquitetura e integração com o backend.)</text:p>
      <text:p text:style-name="P1"/>
      <text:p text:style-name="P1"><text:tab/>O projeto foi versionado utilizando GitHub, garantindo rastreabilidade e colaboração eficiente entre os membros da equipe. Foram adotadas boas práticas como:</text:p>
      <text:p text:style-name="P1"/>
      <text:list text:style-name="L2">
        <text:list-item>
          <text:p text:style-name="P7">Criação de branches para cada funcionalidade ou correção;</text:p>
        </text:list-item>
        <text:list-item>
          <text:p text:style-name="P7">Realização de commits frequentes e descritivos;</text:p>
        </text:list-item>
        <text:list-item>
          <text:p text:style-name="P7">Uso de pull requests para revisão de código antes da integração à branch principal.</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rlito" svg:font-family="Carlito"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Liberation Sans1"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Liberation Sans1"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7T09:51:50.717956429</meta:creation-date>
    <dc:date>2025-12-07T10:12:54.812871755</dc:date>
    <meta:editing-duration>PT9M40S</meta:editing-duration>
    <meta:editing-cycles>2</meta:editing-cycles>
    <meta:generator>LibreOffice/25.2.0.3$Linux_X86_64 LibreOffice_project/e1cf4a87eb02d755bce1a01209907ea5ddc8f069</meta:generator>
    <meta:document-statistic meta:table-count="0" meta:image-count="0" meta:object-count="0" meta:page-count="2" meta:paragraph-count="26" meta:word-count="544" meta:character-count="3795" meta:non-whitespace-character-count="3271"/>
  </office:meta>
</office:document-meta>
</file>